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modern" style:font-pitch="fixed"/>
  </office:font-face-decls>
  <office:automatic-styles>
    <style:style style:name="P1" style:family="paragraph" style:parent-style-name="Normal">
      <style:text-properties fo:font-size="12pt" style:font-name-asian="MS Mincho" style:font-size-asian="12pt" style:font-size-complex="12pt"/>
    </style:style>
    <style:style style:name="P2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font-size="12pt" style:font-name-asian="MS Mincho" style:font-size-asian="12pt" style:font-size-complex="12pt"/>
    </style:style>
    <style:style style:name="P3" style:family="paragraph" style:parent-style-name="Normal">
      <style:text-properties fo:font-size="12pt" officeooo:paragraph-rsid="0002ce4a" style:font-name-asian="MS Mincho" style:font-size-asian="12pt" style:font-size-complex="12pt"/>
    </style:style>
    <style:style style:name="P4" style:family="paragraph" style:parent-style-name="Normal">
      <style:text-properties officeooo:paragraph-rsid="0002ce4a"/>
    </style:style>
    <style:style style:name="P5" style:family="paragraph" style:parent-style-name="Normal" style:master-page-name="MP0">
      <style:paragraph-properties style:page-number="auto" fo:break-before="page"/>
      <style:text-properties fo:font-size="12pt" fo:font-weight="bold" style:font-name-asian="MS Mincho" style:font-size-asian="12pt" style:font-weight-asian="bold" style:font-size-complex="12pt" style:font-weight-complex="bold"/>
    </style:style>
    <style:style style:name="P6" style:family="paragraph" style:parent-style-name="Normal">
      <style:text-properties fo:font-size="12pt" officeooo:rsid="0004a4bd" officeooo:paragraph-rsid="0004a4bd" style:font-name-asian="MS Mincho" style:font-size-asian="12pt" style:font-size-complex="12pt"/>
    </style:style>
    <style:style style:name="P7" style:family="paragraph" style:parent-style-name="Normal">
      <style:text-properties fo:font-size="12pt" style:font-name-asian="MS Mincho" style:font-size-asian="12pt" style:font-size-complex="12pt"/>
    </style:style>
    <style:style style:name="T1" style:family="text">
      <style:text-properties fo:font-size="12pt" style:font-name-asian="MS Mincho" style:font-size-asian="12pt" style:font-size-complex="12pt"/>
    </style:style>
    <style:style style:name="T2" style:family="text">
      <style:text-properties fo:font-size="12pt" officeooo:rsid="0002ce4a" style:font-name-asian="MS Mincho" style:font-size-asian="12pt" style:font-size-complex="12pt"/>
    </style:style>
    <style:style style:name="T3" style:family="text">
      <style:text-properties officeooo:rsid="0004a4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seudocódigo:</text:p>
      <text:p text:style-name="Normal"><text:span text:style-name="Fuente_20_de_20_párrafo_20_predeter."><text:span text:style-name="T1">ENTRADA</text:span></text:span></text:p>
      <text:p text:style-name="Normal"><text:span text:style-name="Fuente_20_de_20_párrafo_20_predeter."><text:span text:style-name="T1">Definir constantes</text:span></text:span></text:p>
      <text:p text:style-name="P1"><text:tab/>dt = 0,01 <text:span text:style-name="T3">(Paso del tiempo)</text:span></text:p>
      <text:p text:style-name="P6"><text:tab/>N = 100 (Instantes en el tiempo)</text:p>
      <text:p text:style-name="P1"><text:tab/>g = 9,807 <text:span text:style-name="T3">(Valor de la gravedad)</text:span></text:p>
      <text:p text:style-name="P1">Definir v<text:span text:style-name="T3">ectores de almacenamiento para la posición, la velocidad y el tiempo iniciados en sus correspondientes valores iniciales.</text:span></text:p>
      <text:p text:style-name="P1"><text:tab/><text:span text:style-name="T3">y</text:span>(<text:span text:style-name="T3">0</text:span>) <text:span text:style-name="T3">= 2</text:span></text:p>
      <text:p text:style-name="P1"><text:tab/>v(<text:span text:style-name="T3">0</text:span>) <text:span text:style-name="T3">= 0</text:span></text:p>
      <text:p text:style-name="P1"><text:tab/><text:span text:style-name="T3">t(0) = 0</text:span></text:p>
      <text:p text:style-name="P1">LÓGICA</text:p>
      <text:p text:style-name="P3">Calcular la posición y(t)</text:p>
      <text:p text:style-name="P3"><text:tab/>y(t + dt) = y(t) + v(t)*dt</text:p>
      <text:p text:style-name="P1">Calcular la velocidad v(t)</text:p>
      <text:p text:style-name="P2">v(t + dt) = v(t) + (-g*dt)</text:p>
      <text:p text:style-name="P6">Calcular los tiempo t</text:p>
      <text:p text:style-name="P6"><text:tab/>t = t + dt</text:p>
      <text:p text:style-name="P1">SALIDA</text:p>
      <text:p text:style-name="P1">Imprimir tabla</text:p>
      <text:p text:style-name="Normal"><text:span text:style-name="Fuente_20_de_20_párrafo_20_predeter."><text:span text:style-name="T1"><text:tab/>Tiempo/ Posición / Velocidad </text:span></text:span></text:p>
      <text:p text:style-name="P4"><text:span text:style-name="Fuente_20_de_20_párrafo_20_predeter."><text:span text:style-name="T2">Imprimir gráficas</text:span></text:span></text:p>
      <text:p text:style-name="P4"><text:span text:style-name="Fuente_20_de_20_párrafo_20_predeter."><text:span text:style-name="T2"><text:tab/>Posición vs Tiempo</text:span></text:span></text:p>
      <text:p text:style-name="P4"><text:span text:style-name="Fuente_20_de_20_párrafo_20_predeter."><text:span text:style-name="T2"><text:tab/>Velocidad vs Tiempo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OLIVEROS MARIN LAURA VIVIANA</meta:initial-creator>
    <meta:creation-date>2023-04-10T22:55:00Z</meta:creation-date>
    <dc:date>2023-04-12T15:47:43.301647003</dc:date>
    <meta:editing-cycles>3</meta:editing-cycles>
    <meta:editing-duration>PT10M17S</meta:editing-duration>
    <meta:document-statistic meta:table-count="0" meta:image-count="0" meta:object-count="0" meta:page-count="1" meta:paragraph-count="23" meta:word-count="98" meta:character-count="537" meta:non-whitespace-character-count="450"/>
    <meta:template xlink:type="simple" xlink:actuate="onRequest" xlink:title="" xlink:href="Normal.dotm"/>
  </office:meta>
</office:document-meta>
</file>